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GroupContainer.getResource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GroupContainer.AbstractResourceGroupContainer( Factory factory , String name , int width , int height , int rotation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GroupContainer.writeToStream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sourceGroupContainer.has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GroupContainer.getResourc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GroupContainer.AbstractResourceGroupContainer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GroupContainer.AbstractResourceGroupContainer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GroupContainer.writeObjects( Collection objects ,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sourceGroupContainer.canWrite( AbstractAFP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